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1.6839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92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fo" table:style-name="ta1" table:print="false">
        <table:table-column table:style-name="co5" table:default-cell-style-name="Default"/>
        <table:table-row table:style-name="ro3">
          <table:table-cell office:value-type="string">
            <text:p>The “Data” sheet contains the selected compounds for the Blodgett samples in emission ratio format (ppb/ppb CO)</text:p>
          </table:table-cell>
        </table:table-row>
        <table:table-row table:style-name="ro3">
          <table:table-cell office:value-type="string">
            <text:p>The data are not rounded</text:p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Plot</text:p>
          </table:table-cell>
          <table:table-cell office:value-type="string">
            <text:p>Tricyclene</text:p>
          </table:table-cell>
          <table:table-cell office:value-type="string">
            <text:p>Camphene</text:p>
          </table:table-cell>
          <table:table-cell office:value-type="string">
            <text:p>Bornyl acetate</text:p>
          </table:table-cell>
          <table:table-cell office:value-type="string">
            <text:p>3-Carene</text:p>
          </table:table-cell>
          <table:table-cell office:value-type="string">
            <text:p>Beta-Pinene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74935557442113E-005</text:p>
          </table:table-cell>
          <table:table-cell office:value-type="string">
            <text:p>7.48168734409605E-005</text:p>
          </table:table-cell>
          <table:table-cell office:value-type="float" office:value="0">
            <text:p>0</text:p>
          </table:table-cell>
          <table:table-cell office:value-type="float" office:value="0.0001707589">
            <text:p>0.0001707589</text:p>
          </table:table-cell>
          <table:table-cell office:value-type="string">
            <text:p>6.31552452092297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17715">
            <text:p>0.000017715</text:p>
          </table:table-cell>
          <table:table-cell office:value-type="string">
            <text:p>4.63972921804542E-005</text:p>
          </table:table-cell>
          <table:table-cell office:value-type="float" office:value="0">
            <text:p>0</text:p>
          </table:table-cell>
          <table:table-cell office:value-type="string">
            <text:p>8.95270754742665E-005</text:p>
          </table:table-cell>
          <table:table-cell office:value-type="string">
            <text:p>6.39357811406085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64732926977595E-005</text:p>
          </table:table-cell>
          <table:table-cell office:value-type="float" office:value="0.000053727">
            <text:p>0.000053727</text:p>
          </table:table-cell>
          <table:table-cell office:value-type="float" office:value="0">
            <text:p>0</text:p>
          </table:table-cell>
          <table:table-cell office:value-type="string">
            <text:p>9.71502723543376E-005</text:p>
          </table:table-cell>
          <table:table-cell office:value-type="string">
            <text:p>7.65193005870533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1972666850599E-005</text:p>
          </table:table-cell>
          <table:table-cell office:value-type="string">
            <text:p>3.59684075989417E-005</text:p>
          </table:table-cell>
          <table:table-cell office:value-type="float" office:value="0">
            <text:p>0</text:p>
          </table:table-cell>
          <table:table-cell office:value-type="string">
            <text:p>8.08553240689647E-005</text:p>
          </table:table-cell>
          <table:table-cell office:value-type="string">
            <text:p>3.96218906695273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8.71672771639599E-006</text:p>
          </table:table-cell>
          <table:table-cell office:value-type="string">
            <text:p>2.5180809039288E-005</text:p>
          </table:table-cell>
          <table:table-cell office:value-type="float" office:value="0">
            <text:p>0</text:p>
          </table:table-cell>
          <table:table-cell office:value-type="string">
            <text:p>6.48223359162239E-005</text:p>
          </table:table-cell>
          <table:table-cell office:value-type="string">
            <text:p>3.07442797873854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29745120223773E-005</text:p>
          </table:table-cell>
          <table:table-cell office:value-type="string">
            <text:p>5.12995029583578E-005</text:p>
          </table:table-cell>
          <table:table-cell office:value-type="float" office:value="0">
            <text:p>0</text:p>
          </table:table-cell>
          <table:table-cell office:value-type="float" office:value="0.0001332129">
            <text:p>0.0001332129</text:p>
          </table:table-cell>
          <table:table-cell office:value-type="float" office:value="0.0001239349">
            <text:p>0.000123934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96899023604985E-005</text:p>
          </table:table-cell>
          <table:table-cell office:value-type="string">
            <text:p>6.79984446996797E-005</text:p>
          </table:table-cell>
          <table:table-cell office:value-type="float" office:value="0">
            <text:p>0</text:p>
          </table:table-cell>
          <table:table-cell office:value-type="float" office:value="0.0001239459">
            <text:p>0.0001239459</text:p>
          </table:table-cell>
          <table:table-cell office:value-type="float" office:value="0.0001051071">
            <text:p>0.000105107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3609924345372E-005</text:p>
          </table:table-cell>
          <table:table-cell office:value-type="string">
            <text:p>4.20348372617899E-005</text:p>
          </table:table-cell>
          <table:table-cell office:value-type="float" office:value="0">
            <text:p>0</text:p>
          </table:table-cell>
          <table:table-cell office:value-type="float" office:value="0.000076938">
            <text:p>0.000076938</text:p>
          </table:table-cell>
          <table:table-cell office:value-type="string">
            <text:p>6.75686378280348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.69232536656204E-005</text:p>
          </table:table-cell>
          <table:table-cell office:value-type="string">
            <text:p>9.51741029577696E-005</text:p>
          </table:table-cell>
          <table:table-cell office:value-type="float" office:value="0">
            <text:p>0</text:p>
          </table:table-cell>
          <table:table-cell office:value-type="float" office:value="0.0002682115">
            <text:p>0.0002682115</text:p>
          </table:table-cell>
          <table:table-cell office:value-type="float" office:value="0.0002329991">
            <text:p>0.000232999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.31836280919451E-005</text:p>
          </table:table-cell>
          <table:table-cell office:value-type="string">
            <text:p>3.56778110578112E-005</text:p>
          </table:table-cell>
          <table:table-cell office:value-type="float" office:value="0">
            <text:p>0</text:p>
          </table:table-cell>
          <table:table-cell office:value-type="float" office:value="0.000082454">
            <text:p>0.000082454</text:p>
          </table:table-cell>
          <table:table-cell office:value-type="string">
            <text:p>4.28579157062185E-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.07706972054984E-005</text:p>
          </table:table-cell>
          <table:table-cell office:value-type="string">
            <text:p>6.35204841555399E-005</text:p>
          </table:table-cell>
          <table:table-cell office:value-type="float" office:value="0">
            <text:p>0</text:p>
          </table:table-cell>
          <table:table-cell office:value-type="float" office:value="0.0001714107">
            <text:p>0.0001714107</text:p>
          </table:table-cell>
          <table:table-cell office:value-type="float" office:value="0.0001095308">
            <text:p>0.0001095308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0001119364">
            <text:p>0.0001119364</text:p>
          </table:table-cell>
          <table:table-cell office:value-type="float" office:value="0.000210008">
            <text:p>0.000210008</text:p>
          </table:table-cell>
          <table:table-cell office:value-type="float" office:value="0">
            <text:p>0</text:p>
          </table:table-cell>
          <table:table-cell office:value-type="float" office:value="0.0006609946">
            <text:p>0.0006609946</text:p>
          </table:table-cell>
          <table:table-cell office:value-type="float" office:value="0.0011839781">
            <text:p>0.0011839781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51057267470937E-005</text:p>
          </table:table-cell>
          <table:table-cell office:value-type="float" office:value="0.000043514">
            <text:p>0.000043514</text:p>
          </table:table-cell>
          <table:table-cell office:value-type="float" office:value="0">
            <text:p>0</text:p>
          </table:table-cell>
          <table:table-cell office:value-type="string">
            <text:p>7.48761789548479E-005</text:p>
          </table:table-cell>
          <table:table-cell office:value-type="float" office:value="0.0001129062">
            <text:p>0.000112906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34611517106724E-005</text:p>
          </table:table-cell>
          <table:table-cell office:value-type="string">
            <text:p>3.3663611043509E-005</text:p>
          </table:table-cell>
          <table:table-cell office:value-type="float" office:value="0">
            <text:p>0</text:p>
          </table:table-cell>
          <table:table-cell office:value-type="float" office:value="0.0001165595">
            <text:p>0.0001165595</text:p>
          </table:table-cell>
          <table:table-cell office:value-type="string">
            <text:p>5.62005601716009E-005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26208036218172E-005</text:p>
          </table:table-cell>
          <table:table-cell office:value-type="string">
            <text:p>3.30780615501046E-005</text:p>
          </table:table-cell>
          <table:table-cell office:value-type="float" office:value="0">
            <text:p>0</text:p>
          </table:table-cell>
          <table:table-cell office:value-type="string">
            <text:p>4.34478890761937E-005</text:p>
          </table:table-cell>
          <table:table-cell office:value-type="string">
            <text:p>4.95556516773967E-005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30278036526333E-005</text:p>
          </table:table-cell>
          <table:table-cell office:value-type="string">
            <text:p>4.51166209083512E-005</text:p>
          </table:table-cell>
          <table:table-cell office:value-type="float" office:value="0">
            <text:p>0</text:p>
          </table:table-cell>
          <table:table-cell office:value-type="string">
            <text:p>8.27672593423132E-005</text:p>
          </table:table-cell>
          <table:table-cell office:value-type="string">
            <text:p>5.98145528177618E-005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20706923388664E-005</text:p>
          </table:table-cell>
          <table:table-cell office:value-type="string">
            <text:p>4.53208267214398E-005</text:p>
          </table:table-cell>
          <table:table-cell office:value-type="float" office:value="0">
            <text:p>0</text:p>
          </table:table-cell>
          <table:table-cell office:value-type="string">
            <text:p>9.88533225747986E-005</text:p>
          </table:table-cell>
          <table:table-cell office:value-type="string">
            <text:p>7.19706340598249E-005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1.1999085385761E-005</text:p>
          </table:table-cell>
          <table:table-cell office:value-type="string">
            <text:p>4.01286244680126E-005</text:p>
          </table:table-cell>
          <table:table-cell office:value-type="float" office:value="0">
            <text:p>0</text:p>
          </table:table-cell>
          <table:table-cell office:value-type="string">
            <text:p>6.73768279388584E-005</text:p>
          </table:table-cell>
          <table:table-cell office:value-type="string">
            <text:p>6.08121576580889E-00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.34473607551666E-005</text:p>
          </table:table-cell>
          <table:table-cell office:value-type="string">
            <text:p>3.09934214403416E-005</text:p>
          </table:table-cell>
          <table:table-cell office:value-type="float" office:value="0">
            <text:p>0</text:p>
          </table:table-cell>
          <table:table-cell office:value-type="float" office:value="0.000066862">
            <text:p>0.000066862</text:p>
          </table:table-cell>
          <table:table-cell office:value-type="string">
            <text:p>9.97740690186203E-00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.50451788630934E-005</text:p>
          </table:table-cell>
          <table:table-cell office:value-type="string">
            <text:p>4.40381394393951E-005</text:p>
          </table:table-cell>
          <table:table-cell office:value-type="float" office:value="0">
            <text:p>0</text:p>
          </table:table-cell>
          <table:table-cell office:value-type="string">
            <text:p>8.16907907071392E-005</text:p>
          </table:table-cell>
          <table:table-cell office:value-type="string">
            <text:p>6.35409405371735E-00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2.01242844064136E-005</text:p>
          </table:table-cell>
          <table:table-cell office:value-type="string">
            <text:p>5.35563624194475E-005</text:p>
          </table:table-cell>
          <table:table-cell office:value-type="float" office:value="0">
            <text:p>0</text:p>
          </table:table-cell>
          <table:table-cell office:value-type="float" office:value="0.0001691165">
            <text:p>0.0001691165</text:p>
          </table:table-cell>
          <table:table-cell office:value-type="float" office:value="0.0001180717">
            <text:p>0.000118071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.58569303119732E-005</text:p>
          </table:table-cell>
          <table:table-cell office:value-type="string">
            <text:p>5.84581154726183E-005</text:p>
          </table:table-cell>
          <table:table-cell office:value-type="float" office:value="0">
            <text:p>0</text:p>
          </table:table-cell>
          <table:table-cell office:value-type="float" office:value="0.0001390763">
            <text:p>0.0001390763</text:p>
          </table:table-cell>
          <table:table-cell office:value-type="string">
            <text:p>8.53551917702671E-00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5.24654506389351E-005</text:p>
          </table:table-cell>
          <table:table-cell office:value-type="float" office:value="0.0001311653">
            <text:p>0.0001311653</text:p>
          </table:table-cell>
          <table:table-cell office:value-type="float" office:value="0">
            <text:p>0</text:p>
          </table:table-cell>
          <table:table-cell office:value-type="float" office:value="0.000181055">
            <text:p>0.000181055</text:p>
          </table:table-cell>
          <table:table-cell office:value-type="float" office:value="0.000207789">
            <text:p>0.00020778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4.22115777045299E-005</text:p>
          </table:table-cell>
          <table:table-cell office:value-type="float" office:value="0.0001146957">
            <text:p>0.0001146957</text:p>
          </table:table-cell>
          <table:table-cell office:value-type="float" office:value="0">
            <text:p>0</text:p>
          </table:table-cell>
          <table:table-cell office:value-type="float" office:value="0.0002394076">
            <text:p>0.0002394076</text:p>
          </table:table-cell>
          <table:table-cell office:value-type="float" office:value="0.0001476454">
            <text:p>0.000147645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057199">
            <text:p>0.000057199</text:p>
          </table:table-cell>
          <table:table-cell office:value-type="float" office:value="0.000146222">
            <text:p>0.000146222</text:p>
          </table:table-cell>
          <table:table-cell office:value-type="float" office:value="0">
            <text:p>0</text:p>
          </table:table-cell>
          <table:table-cell office:value-type="float" office:value="0.0004180554">
            <text:p>0.0004180554</text:p>
          </table:table-cell>
          <table:table-cell office:value-type="float" office:value="0.0001125036">
            <text:p>0.0001125036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.37864805816169E-005</text:p>
          </table:table-cell>
          <table:table-cell office:value-type="float" office:value="0.0001916579">
            <text:p>0.000191657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3.67563595083942E-005</text:p>
          </table:table-cell>
          <table:table-cell office:value-type="string">
            <text:p>9.05091580870419E-005</text:p>
          </table:table-cell>
          <table:table-cell office:value-type="float" office:value="0">
            <text:p>0</text:p>
          </table:table-cell>
          <table:table-cell office:value-type="float" office:value="0.000298773">
            <text:p>0.000298773</text:p>
          </table:table-cell>
          <table:table-cell office:value-type="float" office:value="0.0002095015">
            <text:p>0.000209501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2.57638251661663E-005</text:p>
          </table:table-cell>
          <table:table-cell office:value-type="string">
            <text:p>8.11099059818778E-005</text:p>
          </table:table-cell>
          <table:table-cell office:value-type="float" office:value="0">
            <text:p>0</text:p>
          </table:table-cell>
          <table:table-cell office:value-type="float" office:value="0.0001846152">
            <text:p>0.0001846152</text:p>
          </table:table-cell>
          <table:table-cell office:value-type="float" office:value="0.0001068077">
            <text:p>0.00010680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3/07/2022</text:date>, <text:time>17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07T17:07:21.47</dc:date>
    <dc:creator>Christos Stamatis</dc:creator>
    <meta:editing-duration>PT1M24S</meta:editing-duration>
    <meta:editing-cycles>2</meta:editing-cycles>
    <meta:document-statistic meta:table-count="2" meta:cell-count="176" meta:object-count="0"/>
  </office:meta>
</office:document-meta>
</file>